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text-properties officeooo:rsid="004c80a2" officeooo:paragraph-rsid="004c80a2"/>
    </style:style>
    <style:style style:name="P37" style:family="paragraph" style:parent-style-name="Text_20_body">
      <style:text-properties officeooo:rsid="00519445" officeooo:paragraph-rsid="0052ac12"/>
    </style:style>
    <style:style style:name="P38" style:family="paragraph" style:parent-style-name="Text_20_body">
      <style:text-properties officeooo:rsid="00519445" officeooo:paragraph-rsid="00519445"/>
    </style:style>
    <style:style style:name="P39" style:family="paragraph" style:parent-style-name="Text_20_body">
      <style:text-properties officeooo:rsid="00551bdc" officeooo:paragraph-rsid="00551bdc"/>
    </style:style>
    <style:style style:name="P40" style:family="paragraph" style:parent-style-name="Text_20_body">
      <style:text-properties officeooo:rsid="0055c761" officeooo:paragraph-rsid="0055c761"/>
    </style:style>
    <style:style style:name="P41"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2" style:family="paragraph" style:parent-style-name="Standard">
      <style:text-properties officeooo:rsid="0047c3ff" officeooo:paragraph-rsid="0056a4e2"/>
    </style:style>
    <style:style style:name="P43" style:family="paragraph" style:parent-style-name="Heading_20_3">
      <style:text-properties officeooo:rsid="00376659" officeooo:paragraph-rsid="00376659"/>
    </style:style>
    <style:style style:name="P44" style:family="paragraph" style:parent-style-name="Heading_20_2">
      <style:text-properties officeooo:paragraph-rsid="002681b1"/>
    </style:style>
    <style:style style:name="P45" style:family="paragraph" style:parent-style-name="Heading_20_2">
      <style:text-properties officeooo:paragraph-rsid="0034cd40"/>
    </style:style>
    <style:style style:name="P46" style:family="paragraph" style:parent-style-name="Heading_20_2">
      <style:text-properties officeooo:paragraph-rsid="00403ca8"/>
    </style:style>
    <style:style style:name="P47" style:family="paragraph" style:parent-style-name="Heading_20_2">
      <style:text-properties officeooo:paragraph-rsid="0047f0d5"/>
    </style:style>
    <style:style style:name="P48" style:family="paragraph" style:parent-style-name="Heading_20_2">
      <style:text-properties officeooo:rsid="004f188e" officeooo:paragraph-rsid="0056a4e2"/>
    </style:style>
    <style:style style:name="P49" style:family="paragraph" style:parent-style-name="Text_20_body" style:list-style-name="L1">
      <style:text-properties officeooo:rsid="001161d6" officeooo:paragraph-rsid="001161d6"/>
    </style:style>
    <style:style style:name="P50" style:family="paragraph" style:parent-style-name="Text_20_body" style:list-style-name="L6">
      <style:text-properties officeooo:rsid="001161d6" officeooo:paragraph-rsid="001161d6"/>
    </style:style>
    <style:style style:name="P51" style:family="paragraph" style:parent-style-name="Text_20_body" style:list-style-name="L9">
      <style:text-properties officeooo:rsid="001161d6" officeooo:paragraph-rsid="001161d6"/>
    </style:style>
    <style:style style:name="P52" style:family="paragraph" style:parent-style-name="Text_20_body" style:list-style-name="L11">
      <style:text-properties officeooo:rsid="001161d6" officeooo:paragraph-rsid="001161d6"/>
    </style:style>
    <style:style style:name="P53" style:family="paragraph" style:parent-style-name="Text_20_body" style:list-style-name="L12">
      <style:text-properties officeooo:rsid="001161d6" officeooo:paragraph-rsid="001161d6"/>
    </style:style>
    <style:style style:name="P54" style:family="paragraph" style:parent-style-name="Text_20_body" style:list-style-name="L13">
      <style:text-properties officeooo:rsid="001161d6" officeooo:paragraph-rsid="001161d6"/>
    </style:style>
    <style:style style:name="P55" style:family="paragraph" style:parent-style-name="Text_20_body" style:list-style-name="L2">
      <style:text-properties officeooo:rsid="00148dd4" officeooo:paragraph-rsid="00148dd4"/>
    </style:style>
    <style:style style:name="P56" style:family="paragraph" style:parent-style-name="Text_20_body" style:list-style-name="L3">
      <style:text-properties officeooo:rsid="00148dd4" officeooo:paragraph-rsid="00148dd4"/>
    </style:style>
    <style:style style:name="P57" style:family="paragraph" style:parent-style-name="Text_20_body" style:list-style-name="L2">
      <style:text-properties officeooo:rsid="00271feb" officeooo:paragraph-rsid="00271feb"/>
    </style:style>
    <style:style style:name="P58" style:family="paragraph" style:parent-style-name="Text_20_body" style:list-style-name="L3">
      <style:text-properties officeooo:rsid="0028aec5" officeooo:paragraph-rsid="0028aec5"/>
    </style:style>
    <style:style style:name="P59" style:family="paragraph" style:parent-style-name="Text_20_body" style:list-style-name="L4">
      <style:text-properties officeooo:rsid="00376659" officeooo:paragraph-rsid="00376659"/>
    </style:style>
    <style:style style:name="P60" style:family="paragraph" style:parent-style-name="Text_20_body" style:list-style-name="L5">
      <style:text-properties officeooo:rsid="0045344d" officeooo:paragraph-rsid="0045344d"/>
    </style:style>
    <style:style style:name="P61" style:family="paragraph" style:parent-style-name="Text_20_body" style:list-style-name="L6">
      <style:text-properties officeooo:rsid="00133e51" officeooo:paragraph-rsid="00133e51"/>
    </style:style>
    <style:style style:name="P62" style:family="paragraph" style:parent-style-name="Text_20_body" style:list-style-name="L7">
      <style:text-properties officeooo:rsid="00133e51" officeooo:paragraph-rsid="00133e51"/>
    </style:style>
    <style:style style:name="P63" style:family="paragraph" style:parent-style-name="Text_20_body" style:list-style-name="L8">
      <style:text-properties officeooo:rsid="00133e51" officeooo:paragraph-rsid="00133e51"/>
    </style:style>
    <style:style style:name="P64" style:family="paragraph" style:parent-style-name="Text_20_body" style:list-style-name="L14">
      <style:text-properties officeooo:rsid="00133e51" officeooo:paragraph-rsid="00133e51"/>
    </style:style>
    <style:style style:name="P65" style:family="paragraph" style:parent-style-name="Text_20_body" style:list-style-name="L15">
      <style:text-properties officeooo:rsid="00133e51" officeooo:paragraph-rsid="00133e51"/>
    </style:style>
    <style:style style:name="P66" style:family="paragraph" style:parent-style-name="Text_20_body" style:list-style-name="L10">
      <style:text-properties officeooo:rsid="001418d6" officeooo:paragraph-rsid="001418d6"/>
    </style:style>
    <style:style style:name="P67" style:family="paragraph" style:parent-style-name="Text_20_body" style:list-style-name="L16">
      <style:text-properties officeooo:rsid="001418d6" officeooo:paragraph-rsid="001418d6"/>
    </style:style>
    <style:style style:name="P68" style:family="paragraph" style:parent-style-name="Text_20_body" style:list-style-name="L17">
      <style:text-properties officeooo:rsid="001614b0" officeooo:paragraph-rsid="001614b0"/>
    </style:style>
    <style:style style:name="P69" style:family="paragraph" style:parent-style-name="Text_20_body" style:list-style-name="L17">
      <style:text-properties officeooo:rsid="0017b4eb" officeooo:paragraph-rsid="0017b4eb"/>
    </style:style>
    <style:style style:name="P70" style:family="paragraph" style:parent-style-name="Text_20_body" style:list-style-name="L18">
      <style:text-properties officeooo:rsid="00187587" officeooo:paragraph-rsid="00187587"/>
    </style:style>
    <style:style style:name="P71" style:family="paragraph" style:parent-style-name="Text_20_body" style:list-style-name="L19">
      <style:text-properties officeooo:rsid="004713ee" officeooo:paragraph-rsid="004713ee"/>
    </style:style>
    <style:style style:name="P72" style:family="paragraph" style:parent-style-name="Text_20_body" style:list-style-name="L20">
      <style:text-properties officeooo:rsid="001875bf" officeooo:paragraph-rsid="001875bf"/>
    </style:style>
    <style:style style:name="P73" style:family="paragraph" style:parent-style-name="Text_20_body" style:list-style-name="L21">
      <style:text-properties officeooo:rsid="001875bf" officeooo:paragraph-rsid="001875bf"/>
    </style:style>
    <style:style style:name="P74" style:family="paragraph" style:parent-style-name="Text_20_body" style:list-style-name="L22">
      <style:text-properties officeooo:rsid="001db52f" officeooo:paragraph-rsid="001db52f"/>
    </style:style>
    <style:style style:name="P75" style:family="paragraph" style:parent-style-name="Text_20_body" style:list-style-name="L22">
      <style:text-properties officeooo:rsid="0055c761" officeooo:paragraph-rsid="0055c761"/>
    </style:style>
    <style:style style:name="P76" style:family="paragraph" style:parent-style-name="Text_20_body" style:list-style-name="L23">
      <style:text-properties officeooo:rsid="0021c8fc" officeooo:paragraph-rsid="0021c8fc"/>
    </style:style>
    <style:style style:name="P77" style:family="paragraph" style:parent-style-name="Text_20_body" style:list-style-name="L23">
      <style:text-properties officeooo:rsid="0023919f" officeooo:paragraph-rsid="0023919f"/>
    </style:style>
    <style:style style:name="P78" style:family="paragraph" style:parent-style-name="Text_20_body" style:list-style-name="L24">
      <style:text-properties officeooo:rsid="002f3719" officeooo:paragraph-rsid="002f3719"/>
    </style:style>
    <style:style style:name="P79" style:family="paragraph" style:parent-style-name="Text_20_body" style:list-style-name="L25">
      <style:text-properties officeooo:rsid="0032aa39" officeooo:paragraph-rsid="0032aa39"/>
    </style:style>
    <style:style style:name="P80" style:family="paragraph" style:parent-style-name="Text_20_body" style:list-style-name="L25">
      <style:text-properties officeooo:rsid="0032aa39" officeooo:paragraph-rsid="0034cd40"/>
    </style:style>
    <style:style style:name="P81" style:family="paragraph" style:parent-style-name="Text_20_body" style:list-style-name="L26">
      <style:text-properties officeooo:paragraph-rsid="0033d299"/>
    </style:style>
    <style:style style:name="P82" style:family="paragraph" style:parent-style-name="Text_20_body" style:list-style-name="L26">
      <style:text-properties officeooo:rsid="0033d299" officeooo:paragraph-rsid="0033d299"/>
    </style:style>
    <style:style style:name="P83" style:family="paragraph" style:parent-style-name="Text_20_body" style:list-style-name="L27">
      <style:text-properties officeooo:rsid="003a1102" officeooo:paragraph-rsid="003a1102"/>
    </style:style>
    <style:style style:name="P84" style:family="paragraph" style:parent-style-name="Text_20_body" style:list-style-name="L28">
      <style:text-properties officeooo:rsid="003d6488" officeooo:paragraph-rsid="003d6488"/>
    </style:style>
    <style:style style:name="P85" style:family="paragraph" style:parent-style-name="Text_20_body" style:list-style-name="L29">
      <style:text-properties officeooo:rsid="0042fbf2" officeooo:paragraph-rsid="0042fbf2"/>
    </style:style>
    <style:style style:name="P86" style:family="paragraph" style:parent-style-name="Text_20_body" style:list-style-name="L29">
      <style:text-properties officeooo:rsid="0042fbf2" officeooo:paragraph-rsid="00442f99"/>
    </style:style>
    <style:style style:name="P87" style:family="paragraph" style:parent-style-name="Text_20_body" style:list-style-name="L30">
      <style:text-properties officeooo:rsid="0047191a" officeooo:paragraph-rsid="0047f0d5"/>
    </style:style>
    <style:style style:name="P88" style:family="paragraph" style:parent-style-name="Text_20_body" style:list-style-name="L31">
      <style:text-properties officeooo:rsid="0049ec2c" officeooo:paragraph-rsid="0049ec2c"/>
    </style:style>
    <style:style style:name="P89" style:family="paragraph" style:parent-style-name="Text_20_body" style:list-style-name="L31">
      <style:text-properties officeooo:rsid="0049ec2c" officeooo:paragraph-rsid="004f188e"/>
    </style:style>
    <style:style style:name="P90" style:family="paragraph" style:parent-style-name="Text_20_body" style:list-style-name="L31">
      <style:text-properties officeooo:rsid="004f188e" officeooo:paragraph-rsid="004f188e"/>
    </style:style>
    <style:style style:name="P91" style:family="paragraph" style:parent-style-name="Text_20_body" style:list-style-name="L31">
      <style:text-properties officeooo:rsid="00539635" officeooo:paragraph-rsid="00539635"/>
    </style:style>
    <style:style style:name="P92" style:family="paragraph" style:parent-style-name="Text_20_body">
      <style:text-properties officeooo:rsid="00551bdc" officeooo:paragraph-rsid="00551bdc"/>
    </style:style>
    <style:style style:name="P93" style:family="paragraph" style:parent-style-name="Text_20_body" style:list-style-name="L32">
      <style:text-properties officeooo:rsid="0047c3ff" officeooo:paragraph-rsid="0056a4e2"/>
    </style:style>
    <style:style style:name="P94" style:family="paragraph" style:parent-style-name="Text_20_body">
      <style:text-properties officeooo:rsid="0047c3ff" officeooo:paragraph-rsid="0056a4e2"/>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1f5b2"/>
    </style:style>
    <style:style style:name="T24" style:family="text">
      <style:text-properties officeooo:rsid="005235ac"/>
    </style:style>
    <style:style style:name="T25" style:family="text">
      <style:text-properties officeooo:rsid="0052ac12"/>
    </style:style>
    <style:style style:name="T26" style:family="text">
      <style:text-properties officeooo:rsid="00539635"/>
    </style:style>
    <style:style style:name="T27" style:family="text">
      <style:text-properties officeooo:rsid="0055c761"/>
    </style:style>
    <style:style style:name="T28" style:family="text">
      <style:text-properties officeooo:rsid="004916c3"/>
    </style:style>
    <style:style style:name="T29" style:family="text">
      <style:text-properties officeooo:rsid="0049df64"/>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1214375629" text:style-name="L1">
        <text:list-item>
          <text:p text:style-name="P49">Click on “Add Item” on the left toolbox.</text:p>
        </text:list-item>
        <text:list-item>
          <text:p text:style-name="P49">Click on the “Person” button.</text:p>
        </text:list-item>
        <text:list-item>
          <text:p text:style-name="P49">Click on the diagram. The person will be added to the diagram where you clicked.</text:p>
        </text:list-item>
        <text:list-item>
          <text:p text:style-name="P49">Type the person’s name.</text:p>
        </text:list-item>
        <text:list-item>
          <text:p text:style-name="P49">Press Enter. The person’s name will be set.</text:p>
        </text:list-item>
      </text:list>
      <text:h text:style-name="Heading_20_2" text:outline-level="2">Renaming a Person</text:h>
      <text:p text:style-name="P4">To change a person’s name<text:span text:style-name="T4">:</text:span></text:p>
      <text:list xml:id="list3779059693" text:style-name="L2">
        <text:list-item>
          <text:p text:style-name="P55">Double-click on the person in the diagram. <text:span text:style-name="T4">This should show the details window.</text:span></text:p>
        </text:list-item>
        <text:list-item>
          <text:p text:style-name="P55">Enter the new name <text:span text:style-name="T4">in the “name” box.</text:span></text:p>
        </text:list-item>
        <text:list-item>
          <text:p text:style-name="P57">Click “Save”.</text:p>
        </text:list-item>
      </text:list>
      <text:h text:style-name="Heading_20_2" text:outline-level="2">Editing a Person’<text:span text:style-name="T2">s Details</text:span></text:h>
      <text:p text:style-name="P4">To edit the details of a person:</text:p>
      <text:list xml:id="list1419530629" text:style-name="L3">
        <text:list-item>
          <text:p text:style-name="P56">Right-click on the person in the diagram.</text:p>
        </text:list-item>
        <text:list-item>
          <text:p text:style-name="P56">Select “Details...”. This should show the details window. <text:span text:style-name="T5">There are three tabs: Details, Biography and Photos.</text:span></text:p>
        </text:list-item>
        <text:list-item>
          <text:p text:style-name="P56"><text:span text:style-name="T5">In the Details tab, you can enter the name, gender, </text:span>date and place of birth, and date and place of death of the person.</text:p>
        </text:list-item>
        <text:list-item>
          <text:p text:style-name="P58">In the Biography tab, you can enter a description of the person.</text:p>
        </text:list-item>
        <text:list-item>
          <text:p text:style-name="P56"><text:span text:style-name="T5">In the Photos tab, you can</text:span> attach photos of the person. To do this, click the “Add...” button and choose the photo to add.</text:p>
        </text:list-item>
        <text:list-item>
          <text:p text:style-name="P56">To remove a photo, select the photo in the list and click “Remove”.</text:p>
        </text:list-item>
        <text:list-item>
          <text:p text:style-name="P56">To view a photo, double-click on it in the list. <text:span text:style-name="T19">This shows the photo viewer window. See the “Photo Viewer” section below for more details.</text:span></text:p>
        </text:list-item>
        <text:list-item>
          <text:p text:style-name="P56">Click “Save” <text:span text:style-name="T15">or press </text:span><text:span text:style-name="T16">Ctrl+S</text:span><text:span text:style-name="T15">.</text:span></text:p>
        </text:list-item>
      </text:list>
      <text:h text:style-name="P43" text:outline-level="3"><text:soft-page-break/>About the Name Entries</text:h>
      <text:p text:style-name="P18">There are three name <text:span text:style-name="T13">entries</text:span> for <text:span text:style-name="T13">each</text:span> person:</text:p>
      <text:list xml:id="list1589475348" text:style-name="L4">
        <text:list-item>
          <text:p text:style-name="P59">First name</text:p>
        </text:list-item>
        <text:list-item>
          <text:p text:style-name="P59">Last name</text:p>
        </text:list-item>
        <text:list-item>
          <text:p text:style-name="P59">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2001587155" text:style-name="L5">
        <text:list-item>
          <text:p text:style-name="P60">Use “File → Save As…” to save a copy of the photo.</text:p>
        </text:list-item>
        <text:list-item>
          <text:p text:style-name="P60">Use “File → Close” to close the window.</text:p>
        </text:list-item>
        <text:list-item>
          <text:p text:style-name="P60">Use “Edit → Copy” to copy the photo to the clipboard.</text:p>
        </text:list-item>
        <text:list-item>
          <text:p text:style-name="P60">Use “View → Zoom In” and “View → Zoom Out” to zoom in and out.</text:p>
        </text:list-item>
        <text:list-item>
          <text:p text:style-name="P60">Use “View → Normal Size” to reset the zoom.</text:p>
        </text:list-item>
        <text:list-item>
          <text:p text:style-name="P60">Use “View → Fit to Window” to make the photo fit exactly in the window. Click this option again to undo it.</text:p>
        </text:list-item>
        <text:list-item>
          <text:p text:style-name="P60">Use “<text:span text:style-name="T27">Navigate</text:span> → Go to Next” to go to the next photo in the list (if one exists).</text:p>
        </text:list-item>
        <text:list-item>
          <text:p text:style-name="P60">Use “<text:span text:style-name="T27">Navigate</text:span> → Go to Previous” to go to the previous photo in the list (if one exists).</text:p>
        </text:list-item>
        <text:list-item>
          <text:p text:style-name="P60">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1075580385" text:style-name="L6">
        <text:list-item>
          <text:p text:style-name="P50"><text:span text:style-name="T1">Right-click </text:span>on the person in the diagram.</text:p>
        </text:list-item>
        <text:list-item>
          <text:p text:style-name="P61">Select “Delete”.</text:p>
        </text:list-item>
      </text:list>
      <text:p text:style-name="P2">Or:</text:p>
      <text:list xml:id="list1535718284" text:style-name="L7">
        <text:list-item>
          <text:p text:style-name="P62">Click on the person in the diagram.</text:p>
        </text:list-item>
        <text:list-item>
          <text:p text:style-name="P62">From the menu bar, select “Item → Delete”.</text:p>
        </text:list-item>
      </text:list>
      <text:p text:style-name="P2">Or:</text:p>
      <text:list xml:id="list702457711" text:style-name="L8">
        <text:list-item>
          <text:p text:style-name="P63">Click on the person in the diagram.</text:p>
        </text:list-item>
        <text:list-item>
          <text:p text:style-name="P63">Press the &lt;Delete&gt; key.</text:p>
        </text:list-item>
      </text:list>
      <text:h text:style-name="Heading_20_2" text:outline-level="2">Adding a Relationship</text:h>
      <text:p text:style-name="P1">A relationship goes from parent to child. To add a relationship:</text:p>
      <text:list xml:id="list1734413286" text:style-name="L9">
        <text:list-item>
          <text:p text:style-name="P51">Click on “Add Item” on the left toolbox.</text:p>
        </text:list-item>
        <text:list-item>
          <text:p text:style-name="P51">Click the “Relationship” button.</text:p>
        </text:list-item>
        <text:list-item>
          <text:p text:style-name="P51">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184419095" text:style-name="L10">
        <text:list-item>
          <text:p text:style-name="P66">Click on the relationship.</text:p>
        </text:list-item>
        <text:list-item>
          <text:p text:style-name="P66">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859274267" text:style-name="L11">
        <text:list-item>
          <text:p text:style-name="P52">Click and drag one spouse onto the other spouse. The other spouse should be highlighted.</text:p>
        </text:list-item>
        <text:list-item>
          <text:p text:style-name="P52">Release the mouse button. This should show a dialog to ask whether to marry the two people or not.</text:p>
        </text:list-item>
        <text:list-item>
          <text:p text:style-name="P52">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391447486" text:style-name="L12">
        <text:list-item>
          <text:p text:style-name="P53"><text:soft-page-break/>Right-click on the circle (“wedding ring”) between the two spouses.</text:p>
        </text:list-item>
        <text:list-item>
          <text:p text:style-name="P53">Select “Break Marriage”. The circle should be removed.</text:p>
        </text:list-item>
      </text:list>
      <text:h text:style-name="Heading_20_2" text:outline-level="2">Editing a Marriage</text:h>
      <text:p text:style-name="P1">To edit the details of a marriage:</text:p>
      <text:list xml:id="list602980617" text:style-name="L13">
        <text:list-item>
          <text:p text:style-name="P54">Right-click on the circle (“wedding ring”).</text:p>
        </text:list-item>
        <text:list-item>
          <text:p text:style-name="P54">Select “Details...”. This should show the “Marriage Details” form.</text:p>
        </text:list-item>
        <text:list-item>
          <text:p text:style-name="P54">Enter the date and place of the marriage in the form.</text:p>
        </text:list-item>
        <text:list-item>
          <text:p text:style-name="P54">Click “Save”.</text:p>
        </text:list-item>
      </text:list>
      <text:h text:style-name="Heading_20_2" text:outline-level="2">Undo an Action</text:h>
      <text:p text:style-name="P2">You can undo most things, such as adding a person, deleting items or moving items. To undo a step:</text:p>
      <text:list xml:id="list1647223633" text:style-name="L14">
        <text:list-item>
          <text:p text:style-name="P64">From the menu bar, select “Edit → Undo”. The menu item will show a description of the last step, such as “Undo add person”.</text:p>
        </text:list-item>
      </text:list>
      <text:p text:style-name="P2">To redo the action again:</text:p>
      <text:list xml:id="list1912193889" text:style-name="L15">
        <text:list-item>
          <text:p text:style-name="P65">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1518075968" text:style-name="L16">
        <text:list-item>
          <text:p text:style-name="P67">From the menu bar, select “Diagram → Change Size...”</text:p>
        </text:list-item>
        <text:list-item>
          <text:p text:style-name="P67">Enter the new width and height.</text:p>
        </text:list-item>
        <text:list-item>
          <text:p text:style-name="P67">Click “OK”.</text:p>
        </text:list-item>
      </text:list>
      <text:h text:style-name="Heading_20_2" text:outline-level="2">Finding a Person</text:h>
      <text:p text:style-name="P5">To find a person with a given name:</text:p>
      <text:list xml:id="list3797277295" text:style-name="L17">
        <text:list-item>
          <text:p text:style-name="P68">From the menu bar, select “Edit → Find...”, or press &lt;Ctrl+F&gt;.</text:p>
        </text:list-item>
        <text:list-item>
          <text:p text:style-name="P68">Enter the person’s name.</text:p>
        </text:list-item>
        <text:list-item>
          <text:p text:style-name="P68"><text:soft-page-break/>Click “Find”. This should show the person in the diagram.</text:p>
        </text:list-item>
        <text:list-item>
          <text:p text:style-name="P69">Click “Close” to close the box.</text:p>
        </text:list-item>
      </text:list>
      <text:p text:style-name="P6">You can also locate the person by doing the following:</text:p>
      <text:list xml:id="list3381849531" text:style-name="L18">
        <text:list-item>
          <text:p text:style-name="P70">Click on the “Tree View” tab on the left. This will show a list of people in the diagram.</text:p>
        </text:list-item>
        <text:list-item>
          <text:p text:style-name="P70">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1691124632" text:style-name="L19">
        <text:list-item>
          <text:p text:style-name="P71">Select “Edit → Preferences...” from the menu.</text:p>
        </text:list-item>
        <text:list-item>
          <text:p text:style-name="P71">Check the box “Make ‘Find’ window partly transparent.</text:p>
        </text:list-item>
        <text:list-item>
          <text:p text:style-name="P71">Click “Apply”.</text:p>
        </text:list-item>
        <text:list-item>
          <text:p text:style-name="P71">Click “Close”.</text:p>
        </text:list-item>
      </text:list>
      <text:h text:style-name="Heading_20_2" text:outline-level="2">Changing the Background</text:h>
      <text:p text:style-name="P7">To change the background of the diagram:</text:p>
      <text:list xml:id="list3064910226" text:style-name="L20">
        <text:list-item>
          <text:p text:style-name="P72">Click on the “Backgrounds” tab on the left.</text:p>
        </text:list-item>
        <text:list-item>
          <text:p text:style-name="P72">Click on the desired background. This should change the background on the diagram.</text:p>
        </text:list-item>
      </text:list>
      <text:h text:style-name="Heading_20_2" text:outline-level="2">Aligning Items</text:h>
      <text:p text:style-name="P7">To align items:</text:p>
      <text:list xml:id="list1970916816" text:style-name="L21">
        <text:list-item>
          <text:p text:style-name="P73">Select the items in the diagram.</text:p>
        </text:list-item>
        <text:list-item>
          <text:p text:style-name="P73">From the menu bar, select “Align” → “Align Horizontally” or “Align → Align Vertically”.</text:p>
        </text:list-item>
      </text:list>
      <text:h text:style-name="Heading_20_2" text:outline-level="2">Zooming</text:h>
      <text:p text:style-name="P9">To zoom on the diagram, either:</text:p>
      <text:list xml:id="list40243425" text:style-name="L22">
        <text:list-item>
          <text:p text:style-name="P74">Select a zoom level from the combo-box on the top right.</text:p>
        </text:list-item>
      </text:list>
      <text:p text:style-name="P9">Or:</text:p>
      <text:list xml:id="list130137545140366" text:continue-numbering="true" text:style-name="L22">
        <text:list-item>
          <text:p text:style-name="P74">Type in a zoom level to the combo-box on the top right.</text:p>
        </text:list-item>
      </text:list>
      <text:p text:style-name="P9">Or:</text:p>
      <text:list xml:id="list130138653376731" text:continue-numbering="true" text:style-name="L22">
        <text:list-item>
          <text:p text:style-name="P74">Press &lt;Ctrl&gt; while scrolling up or down with the mouse wheel.</text:p>
        </text:list-item>
      </text:list>
      <text:p text:style-name="P40">Or:</text:p>
      <text:list xml:id="list130139427146146" text:continue-numbering="true" text:style-name="L22">
        <text:list-item>
          <text:p text:style-name="P75">Click and drag the slider on the top right.</text:p>
        </text:list-item>
      </text:list>
      <text:h text:style-name="Heading_20_2" text:outline-level="2"><text:soft-page-break/>Panning</text:h>
      <text:p text:style-name="P10">To pan from side to side or up and down in the diagram, either:</text:p>
      <text:list xml:id="list3769456147" text:style-name="L23">
        <text:list-item>
          <text:p text:style-name="P76">Use the scroll-bars at the bottom and right, or:</text:p>
        </text:list-item>
        <text:list-item>
          <text:p text:style-name="P77">Scroll the middle mouse button up and down, or:</text:p>
        </text:list-item>
        <text:list-item>
          <text:p text:style-name="P76">Click and drag the middle mouse button.</text:p>
        </text:list-item>
      </text:list>
      <text:h text:style-name="P44"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44"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1805922315" text:style-name="L24">
        <text:list-item>
          <text:p text:style-name="P78">Select “Edit → Preferences” from the menu.</text:p>
        </text:list-item>
        <text:list-item>
          <text:p text:style-name="P78">Enter the new line thickness.</text:p>
        </text:list-item>
        <text:list-item>
          <text:p text:style-name="P78">Click “Apply”. This will change the line thickness of all arrows.</text:p>
        </text:list-item>
        <text:list-item>
          <text:p text:style-name="P78">Click “Close”.</text:p>
        </text:list-item>
      </text:list>
      <text:h text:style-name="Heading_20_2" text:outline-level="2">Importing GEDCOM Files</text:h>
      <text:p text:style-name="P15">To import a GEDCOM file:</text:p>
      <text:list xml:id="list2661945687" text:style-name="L25">
        <text:list-item>
          <text:p text:style-name="P79">Select “File → Import GEDCOM File...” from the menu.</text:p>
        </text:list-item>
        <text:list-item>
          <text:p text:style-name="P79">Choose the file to import.</text:p>
        </text:list-item>
        <text:list-item>
          <text:p text:style-name="P79">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45" text:outline-level="2"><text:soft-page-break/><text:span text:style-name="T11">Exporting</text:span> GEDCOM Files</text:h>
      <text:p text:style-name="P16">To <text:span text:style-name="T11">export a genealogy as</text:span> a GEDCOM file:</text:p>
      <text:list xml:id="list130139229135464" text:continue-list="list2661945687" text:style-name="L25">
        <text:list-item text:start-value="1">
          <text:p text:style-name="P80">Select “File → <text:span text:style-name="T11">Export</text:span> GEDCOM File...” from the menu.</text:p>
        </text:list-item>
        <text:list-item>
          <text:p text:style-name="P80">Choose the <text:span text:style-name="T11">file name to export to</text:span>.</text:p>
        </text:list-item>
        <text:list-item>
          <text:p text:style-name="P80">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195525439" text:style-name="L26">
        <text:list-item>
          <text:p text:style-name="P82">Select “Edit → Preferences...” from the menu.</text:p>
        </text:list-item>
        <text:list-item>
          <text:p text:style-name="P81"><text:span text:style-name="T9">Check the box “</text:span>Show<text:span text:style-name="T10"> </text:span>thumbnail<text:span text:style-name="T10"> </text:span>photos<text:span text:style-name="T10"> </text:span>in<text:span text:style-name="T10"> </text:span>diagram”.</text:p>
        </text:list-item>
        <text:list-item>
          <text:p text:style-name="P82">Click “Apply”.</text:p>
        </text:list-item>
        <text:list-item>
          <text:p text:style-name="P82">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2830174978" text:style-name="L27">
        <text:list-item>
          <text:p text:style-name="P83">Find the XML file where you saved the genealogy. </text:p>
          <text:p text:style-name="P83">If you have added photos to the genealogy, these will be saved in a folder alongside the XML file. For example, if the XML file is “family-tree.xml”, the photos will be stored in the folder “family-tree-photos”.</text:p>
        </text:list-item>
        <text:list-item>
          <text:p text:style-name="P83">Copy both the XML file and the photos folder (if it exists). Put the copy on the other PC.</text:p>
        </text:list-item>
        <text:list-item>
          <text:p text:style-name="P83">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4193326800" text:style-name="L28">
        <text:list-item>
          <text:p text:style-name="P84">Select “Edit → Preferences” from the menu.</text:p>
        </text:list-item>
        <text:list-item>
          <text:p text:style-name="P84">Check the box “Show sidebar collapse/expand button”.</text:p>
        </text:list-item>
        <text:list-item>
          <text:p text:style-name="P84">Click “Apply”</text:p>
        </text:list-item>
        <text:list-item>
          <text:p text:style-name="P84">Click “Close”.</text:p>
        </text:list-item>
        <text:list-item>
          <text:p text:style-name="P84">Click the button labeled “&lt;&lt;” next to the sidebar. This will collapse the sidebar.</text:p>
        </text:list-item>
        <text:list-item>
          <text:p text:style-name="P84">Click the button again to show the sidebar again.</text:p>
        </text:list-item>
      </text:list>
      <text:h text:style-name="P46" text:outline-level="2"><text:span text:style-name="T17">Sorting the </text:span>Tree View</text:h>
      <text:p text:style-name="P25">You can click the “Tree View” tab on the left to show a list of people in the diagram.</text:p>
      <text:p text:style-name="P26"><text:soft-page-break/>This is sorted by alphabetical order. You can click on the header to reverse the sort order.</text:p>
      <text:h text:style-name="Heading_20_2" text:outline-level="2">Exporting Images</text:h>
      <text:p text:style-name="P27">To export the diagram as a PNG image:</text:p>
      <text:list xml:id="list3699083859" text:style-name="L29">
        <text:list-item>
          <text:p text:style-name="P85">Select “Diagram → Export Image...” from the menu.</text:p>
        </text:list-item>
        <text:list-item>
          <text:p text:style-name="P85">Choose the destination file name.</text:p>
        </text:list-item>
        <text:list-item>
          <text:p text:style-name="P86">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47" text:outline-level="2">Creating Reports</text:h>
      <text:p text:style-name="P32">To <text:span text:style-name="T20">create a report to show the </text:span>people in the diagram:</text:p>
      <text:list xml:id="list1899769817" text:style-name="L30">
        <text:list-item>
          <text:p text:style-name="P87">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130138801532309" text:continue-list="list1899769817" text:style-name="L30">
        <text:list-item text:start-value="1">
          <text:p text:style-name="P87">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2791066361" text:style-name="L31">
        <text:list-item>
          <text:p text:style-name="P88">Select “File → File Properties...” from the menu.</text:p>
        </text:list-item>
      </text:list>
      <text:p text:style-name="P34">This will show a window with the name, folder and timestamp of the current diagram. If the diagram has not been saved yet, these will be empty.</text:p>
      <text:h text:style-name="Heading_20_2" text:outline-level="2">Running from the Command Line</text:h>
      <text:p text:style-name="P35">When running from the command line or shell, you can specify the starting file to open. For example:</text:p>
      <text:p text:style-name="P41">./genealogymaker my-family-diagram.xml</text:p>
      <text:p text:style-name="P35">This will load “my-family-diagram.xml”. The program will only load the file if it exists and is a valid genealogy file.</text:p>
      <text:h text:style-name="Heading_20_2" text:outline-level="2"><text:soft-page-break/>Example Diagrams</text:h>
      <text:p text:style-name="P36">You can open an example genealogy diagram from the “examples” folder.</text:p>
      <text:list xml:id="list130138568985588" text:continue-list="list2791066361" text:style-name="L31">
        <text:list-item text:start-value="1">
          <text:p text:style-name="P89">Select “<text:span text:style-name="T26">Help</text:span> → <text:span text:style-name="T22">Open Example.</text:span>..” from the menu.</text:p>
        </text:list-item>
        <text:list-item>
          <text:p text:style-name="P90">Choose an example <text:span text:style-name="T26">file</text:span> from the list.</text:p>
        </text:list-item>
        <text:list-item>
          <text:p text:style-name="P91">Click “Open”.</text:p>
        </text:list-item>
      </text:list>
      <text:h text:style-name="Heading_20_2" text:outline-level="2">Automatically Laying out Diagrams</text:h>
      <text:p text:style-name="P37">You can automatically lay out a diagram by selecting “Diagram → Auto-layout” from the menu. This will arrange the <text:span text:style-name="T24">persons</text:span> from left to right, and <text:span text:style-name="T23">place </text:span>parents above their children. <text:span text:style-name="T25">(</text:span>NOTE: People without descendants will be put on the bottom row.<text:span text:style-name="T25">)</text:span></text:p>
      <text:p text:style-name="P38">To undo this, select “Edit → Undo” from the menu.</text:p>
      <text:h text:style-name="Heading_20_2" text:outline-level="2">Removing Items from the “Recent Files” Menu</text:h>
      <text:p text:style-name="P39">To clear the “Recent Files” menu, open the menu and select “Clear”, then click “Yes”.</text:p>
      <text:p text:style-name="P39">To remove non-existing files from the menu, select “Edit → Preferences...”, then check the box “Remove invalid files from 'Recent Files' menu”. Now, if you select a recent file which does not exist, it will be removed from the menu.</text:p>
      <text:h text:style-name="P48" text:outline-level="2">Selecting Descendants</text:h>
      <text:p text:style-name="P94">To select the descendants of a person:</text:p>
      <text:list xml:id="list1050012763" text:style-name="L32">
        <text:list-item>
          <text:p text:style-name="P93">Right-click on the person in the diagram.</text:p>
        </text:list-item>
        <text:list-item>
          <text:p text:style-name="P93">Choose “Select Descendants”.</text:p>
        </text:list-item>
      </text:list>
      <text:p text:style-name="P94">This will select all descendants of the person. If the person is married, it will also select the descendants of their spouse.</text:p>
      <text:p text:style-name="P42">You can then, <text:span text:style-name="T28">for example,</text:span> click the “line color” button <text:span text:style-name="T29">in the toolbar</text:span> and select a color, to <text:span text:style-name="T29">give the family tree a specific col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7-28T13:01:37.088923655</dc:date>
    <meta:editing-duration>PT3H23M25S</meta:editing-duration>
    <meta:editing-cycles>71</meta:editing-cycles>
    <meta:generator>LibreOffice/6.0.7.3$Linux_X86_64 LibreOffice_project/00m0$Build-3</meta:generator>
    <dc:title>Genealogy Maker - Manual</dc:title>
    <meta:document-statistic meta:table-count="0" meta:image-count="1" meta:object-count="0" meta:page-count="9" meta:paragraph-count="223" meta:word-count="2308" meta:character-count="12431" meta:non-whitespace-character-count="10452"/>
  </office:meta>
</office:document-meta>
</file>